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f33" officeooo:paragraph-rsid="000baf33"/>
    </style:style>
    <style:style style:name="P2" style:family="paragraph" style:parent-style-name="Standard">
      <style:text-properties officeooo:rsid="000d71ba" officeooo:paragraph-rsid="000d71ba"/>
    </style:style>
    <style:style style:name="P3" style:family="paragraph" style:parent-style-name="Standard">
      <style:text-properties officeooo:rsid="000e43d2" officeooo:paragraph-rsid="000e43d2"/>
    </style:style>
    <style:style style:name="P4" style:family="paragraph" style:parent-style-name="Text_20_body">
      <style:text-properties officeooo:rsid="000e43d2" officeooo:paragraph-rsid="000e43d2"/>
    </style:style>
    <style:style style:name="P5" style:family="paragraph" style:parent-style-name="Text_20_body">
      <style:text-properties officeooo:rsid="001033e5" officeooo:paragraph-rsid="001033e5"/>
    </style:style>
    <style:style style:name="P6" style:family="paragraph" style:parent-style-name="Text_20_body">
      <style:text-properties officeooo:rsid="0012e8a8" officeooo:paragraph-rsid="0012e8a8"/>
    </style:style>
    <style:style style:name="P7" style:family="paragraph" style:parent-style-name="Text_20_body">
      <style:text-properties officeooo:rsid="00132db6" officeooo:paragraph-rsid="00132db6"/>
    </style:style>
    <style:style style:name="P8" style:family="paragraph" style:parent-style-name="Text_20_body">
      <style:text-properties fo:font-weight="bold" officeooo:rsid="00132db6" officeooo:paragraph-rsid="00132db6" style:font-weight-asian="bold" style:font-weight-complex="bold"/>
    </style:style>
    <style:style style:name="P9" style:family="paragraph" style:parent-style-name="Text_20_body">
      <style:text-properties fo:font-weight="bold" officeooo:rsid="00132db6" officeooo:paragraph-rsid="00165c6b" style:font-weight-asian="bold" style:font-weight-complex="bold"/>
    </style:style>
    <style:style style:name="P10" style:family="paragraph" style:parent-style-name="Text_20_body">
      <style:text-properties fo:font-weight="bold" officeooo:rsid="00132db6" officeooo:paragraph-rsid="00185f09" style:font-weight-asian="bold" style:font-weight-complex="bold"/>
    </style:style>
    <style:style style:name="P11" style:family="paragraph" style:parent-style-name="Text_20_body">
      <style:text-properties fo:font-weight="normal" officeooo:rsid="00132db6" officeooo:paragraph-rsid="00132db6" style:font-weight-asian="normal" style:font-weight-complex="normal"/>
    </style:style>
    <style:style style:name="P12" style:family="paragraph" style:parent-style-name="Text_20_body">
      <style:text-properties fo:font-weight="normal" officeooo:rsid="00185f09" officeooo:paragraph-rsid="00185f09" style:font-weight-asian="normal" style:font-weight-complex="normal"/>
    </style:style>
    <style:style style:name="P13" style:family="paragraph" style:parent-style-name="Text_20_body">
      <style:text-properties fo:font-weight="normal" officeooo:rsid="0018e238" officeooo:paragraph-rsid="0018e238" style:font-weight-asian="normal" style:font-weight-complex="normal"/>
    </style:style>
    <style:style style:name="P14" style:family="paragraph" style:parent-style-name="Text_20_body">
      <style:text-properties fo:font-weight="normal" officeooo:rsid="001a31aa" officeooo:paragraph-rsid="001a31aa" style:font-weight-asian="normal" style:font-weight-complex="normal"/>
    </style:style>
    <style:style style:name="P15" style:family="paragraph" style:parent-style-name="Text_20_body">
      <style:text-properties officeooo:rsid="00165c6b" officeooo:paragraph-rsid="00165c6b"/>
    </style:style>
    <style:style style:name="P16" style:family="paragraph" style:parent-style-name="Text_20_body">
      <style:text-properties officeooo:rsid="002005c2" officeooo:paragraph-rsid="002005c2"/>
    </style:style>
    <style:style style:name="P17" style:family="paragraph" style:parent-style-name="Text_20_body">
      <style:text-properties officeooo:rsid="00227fd8" officeooo:paragraph-rsid="00227fd8"/>
    </style:style>
    <style:style style:name="P18" style:family="paragraph" style:parent-style-name="Text_20_body">
      <style:text-properties officeooo:rsid="002086bd" officeooo:paragraph-rsid="002086bd"/>
    </style:style>
    <style:style style:name="P19" style:family="paragraph" style:parent-style-name="Text_20_body">
      <style:text-properties officeooo:rsid="00264685" officeooo:paragraph-rsid="00264685"/>
    </style:style>
    <style:style style:name="P20" style:family="paragraph" style:parent-style-name="Text_20_body">
      <style:text-properties officeooo:rsid="00273090" officeooo:paragraph-rsid="00273090"/>
    </style:style>
    <style:style style:name="P21" style:family="paragraph" style:parent-style-name="Text_20_body">
      <style:text-properties officeooo:rsid="00280acb" officeooo:paragraph-rsid="00280acb"/>
    </style:style>
    <style:style style:name="P22" style:family="paragraph" style:parent-style-name="Text_20_body">
      <style:text-properties officeooo:rsid="00297572" officeooo:paragraph-rsid="00297572"/>
    </style:style>
    <style:style style:name="P23" style:family="paragraph" style:parent-style-name="Text_20_body">
      <style:text-properties officeooo:rsid="002adba5" officeooo:paragraph-rsid="002adba5"/>
    </style:style>
    <style:style style:name="P24" style:family="paragraph" style:parent-style-name="Text_20_body">
      <style:text-properties officeooo:rsid="002c331d" officeooo:paragraph-rsid="002c331d"/>
    </style:style>
    <style:style style:name="P25" style:family="paragraph" style:parent-style-name="Heading_20_1">
      <style:text-properties officeooo:rsid="0012e8a8" officeooo:paragraph-rsid="0012e8a8"/>
    </style:style>
    <style:style style:name="T1" style:family="text">
      <style:text-properties officeooo:rsid="000c6625"/>
    </style:style>
    <style:style style:name="T2" style:family="text">
      <style:text-properties officeooo:rsid="000cef4b"/>
    </style:style>
    <style:style style:name="T3" style:family="text">
      <style:text-properties officeooo:rsid="000e43d2"/>
    </style:style>
    <style:style style:name="T4" style:family="text">
      <style:text-properties officeooo:rsid="00103af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3c003"/>
    </style:style>
    <style:style style:name="T7" style:family="text">
      <style:text-properties officeooo:rsid="00146bf9"/>
    </style:style>
    <style:style style:name="T8" style:family="text">
      <style:text-properties officeooo:rsid="00148fc1"/>
    </style:style>
    <style:style style:name="T9" style:family="text">
      <style:text-properties officeooo:rsid="00181f53"/>
    </style:style>
    <style:style style:name="T10" style:family="text">
      <style:text-properties officeooo:rsid="00185f09"/>
    </style:style>
    <style:style style:name="T11" style:family="text">
      <style:text-properties officeooo:rsid="0018e238"/>
    </style:style>
    <style:style style:name="T12" style:family="text">
      <style:text-properties officeooo:rsid="001a31aa"/>
    </style:style>
    <style:style style:name="T13" style:family="text">
      <style:text-properties officeooo:rsid="001c0ccb"/>
    </style:style>
    <style:style style:name="T14" style:family="text">
      <style:text-properties officeooo:rsid="001ec570"/>
    </style:style>
    <style:style style:name="T15" style:family="text">
      <style:text-properties officeooo:rsid="001f6525"/>
    </style:style>
    <style:style style:name="T16" style:family="text">
      <style:text-properties officeooo:rsid="002428bd"/>
    </style:style>
    <style:style style:name="T17" style:family="text">
      <style:text-properties officeooo:rsid="0024da39"/>
    </style:style>
    <style:style style:name="T18" style:family="text">
      <style:text-properties officeooo:rsid="0029e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0</text:span>. intro</text:h>
      <text:p text:style-name="P1">hooks는 functional component에서 state를 가질 수 있게 한다. </text:p>
      <text:p text:style-name="P1">그래서 <text:span text:style-name="T1">class component, did mount, render 등을 안해도 되게 한다 </text:span></text:p>
      <text:p text:style-name="P1">모든 것은 하나의 <text:span text:style-name="T1">function이 되는 것이다. </text:span></text:p>
      <text:p text:style-name="P1">이제는 함수형 프로그래밍(<text:span text:style-name="T2">functional programming)이 되는 것이다. </text:span></text:p>
      <text:p text:style-name="P1"/>
      <text:p text:style-name="P2">useState는 2개를 준다. 첫번째는 value, 두번째는 이를 변경하는방법</text:p>
      <text:p text:style-name="P2">우리는 array로 작업하는데, 왜냐하면 useState가 주는 것이 array이기 때문이다 </text:p>
      <text:p text:style-name="P2">useState은 array를 리턴할 것이다. 그 array의 첫번째 요소는 value이고, 이는 0에서 시작한다. 두 번째는 setCount이다. </text:p>
      <text:p text:style-name="P2"/>
      <text:p text:style-name="P2">만약 내가 <text:span text:style-name="T3">1개만 사용하고 싶다면 </text:span></text:p>
      <text:p text:style-name="P3">const item = useState(1)[0]</text:p>
      <text:p text:style-name="P3">이렇게 해주면 된다</text:p>
      <text:p text:style-name="P3">만약 <text:s/>함수를 수정하고 싶다면 </text:p>
      <text:p text:style-name="P3">const item = useState(1)[1] 이렇게 하면된다. </text:p>
      <text:p text:style-name="P2"/>
      <text:p text:style-name="P2">useState 가 리액트 state 매니지먼트의 밑으로 들어가 훅을 땡기는 것이다. </text:p>
      <text:p text:style-name="P2"/>
      <text:h text:style-name="Heading_20_2" text:outline-level="2"><text:span text:style-name="T7">1.</text:span>2. EffectHook</text:h>
      <text:p text:style-name="P4">이건 component did mount, did update 과 비슷하다. 이들은 주로 api에서 데이터를 요청할때 사용한다. </text:p>
      <text:p text:style-name="P3"/>
      <text:h text:style-name="Heading_20_2" text:outline-level="2"><text:span text:style-name="T7">1.</text:span>3. useInput </text:h>
      <text:p text:style-name="P5">&lt;input placeholder="이름" {...name}/&gt;</text:p>
      <text:p text:style-name="P5">{...name}이렇게 적으면 <text:s/>name안에 있는 모든 것들을 풀어준다. 따라서 name은 name.value가 되서 똑같아진다. </text:p>
      <text:p text:style-name="P5"/>
      <text:p text:style-name="P5">우리의 이벤트를 분리된 파일,<text:span text:style-name="T4"> 다른 entity에 연결해서 처리 할 수 있다. </text:span></text:p>
      <text:h text:style-name="Heading_20_2" text:outline-level="2"><text:span text:style-name="T7">1.</text:span>4. useTabs</text:h>
      <text:p text:style-name="P6">useState는 state를 초기화 시켜준다. </text:p>
      <text:p text:style-name="P6"/>
      <text:h text:style-name="P25" text:outline-level="1">2. useEffect</text:h>
      <text:h text:style-name="Heading_20_2" text:outline-level="2">2.0 Introduction to use Effect</text:h>
      <text:p text:style-name="P6">이것은 아주 많은 use를 사용한다. componentWillUnmount, componentDidMount, componentWillUpdate와 비슷하다. </text:p>
      <text:p text:style-name="P6"><text:soft-page-break/>component가 mount되자마자 우리는 function을 실행시킬 것인데, </text:p>
      <text:p text:style-name="P7">useEffect는 componentDidmount의 역할을 해서 refresh를 하면 sayHello를 실행시킨다. 그렇지만 componentDidUpdate의 역할도 하기 때문에 내가 클릭하면 sayHello를 실행한다. </text:p>
      <text:p text:style-name="P7">useEffect는 2개의 인자를 받는데 첫번째는 function으로써의 effect이다. 그리고 두번째인자는 dependency(deps)이다. 만약 deps가 있다면 effect는 (deps)리스트에 있는 값일때만 값이 변하도록 활성화 될 것이다. 따라서 2번째 인자를 배열로 하고 어떤 값이 들어가면 useEffect는 활성화될 것이다. </text:p>
      <text:p text:style-name="P7">------------------------------------------------------------------------------------------------------------------------</text:p>
      <text:p text:style-name="P11">const App = () =&gt; {</text:p>
      <text:p text:style-name="P11"><text:s text:c="2"/>const sayHello = () =&gt; console.log("Hello");</text:p>
      <text:p text:style-name="P11"><text:s text:c="2"/>const [number, setNumber] = useState(0);</text:p>
      <text:p text:style-name="P11"><text:s text:c="2"/>const [aNumber, setAnumber] = useState(0);</text:p>
      <text:p text:style-name="P11"><text:s text:c="2"/>useEffect(sayHello, [number])</text:p>
      <text:p text:style-name="P11"><text:s text:c="2"/>return (</text:p>
      <text:p text:style-name="P11"><text:s text:c="4"/>&lt;div className="App"&gt;</text:p>
      <text:p text:style-name="P11"><text:s text:c="6"/>&lt;div&gt;Hi&lt;/div&gt;</text:p>
      <text:p text:style-name="P11"><text:s text:c="6"/>&lt;button onClick={() =&gt; setNumber(number + 1)}&gt;{number}&lt;/button&gt;</text:p>
      <text:p text:style-name="P11"><text:s text:c="6"/>&lt;button onClick={() =&gt; setAnumber(aNumber + 1)}&gt;{aNumber}&lt;/button&gt;</text:p>
      <text:p text:style-name="P11"><text:s text:c="4"/>&lt;/div&gt;</text:p>
      <text:p text:style-name="P11"><text:s text:c="2"/>);</text:p>
      <text:p text:style-name="P11">};</text:p>
      <text:p text:style-name="P8"><text:span text:style-name="T5">------------------------------------------------------------------------------------------------------</text:span>------------------</text:p>
      <text:p text:style-name="P11">number바뀔때만 console.log에서 hello가 나오고 aNumber가 바뀔때는 안나온다. 이것이 dependency이다. useEffect는<text:span text:style-name="T6"> componentDidMount와 componentWillUpdate인데 number일때만 업데이트 한다. </text:span></text:p>
      <text:p text:style-name="P11">만약 빈배열 <text:span text:style-name="T6">[]을 준다면 Hello는 한번만 작동하게 된다. 왜냐하면 dependency가 비어있기 때문이다. 대신 함수만 적으면 모든 변화에 대응해 sayHello가 작동하게 된다. </text:span></text:p>
      <text:p text:style-name="P11">명심! 내가 여기에 뭔가를 주고 그것이 변한다면 sayHello는 다시 작동할 것이다. </text:p>
      <text:p text:style-name="P11">또한 이건 useEffect로부터 function이 리턴된다. 그리고 componentWillUnmount일 것이다. </text:p>
      <text:p text:style-name="P11"/>
      <text:h text:style-name="Heading_20_2" text:outline-level="2">2.1 useTitle</text:h>
      <text:h text:style-name="Heading_20_2" text:outline-level="2">2.2<text:span text:style-name="T8"> useClick</text:span></text:h>
      <text:p text:style-name="P15">useRef</text:p>
      <text:p text:style-name="P9"><text:soft-page-break/><text:span text:style-name="T5">------------------------------------------------------------------------------------------------------</text:span>------------------</text:p>
      <text:p text:style-name="P15">const App = () =&gt; {</text:p>
      <text:p text:style-name="P15"><text:s text:c="2"/>const potato = useRef();</text:p>
      <text:p text:style-name="P15"><text:s text:c="2"/>setTimeout(() =&gt; potato.current.focus(), 3000);</text:p>
      <text:p text:style-name="P15"><text:s text:c="2"/>return (</text:p>
      <text:p text:style-name="P15"><text:s text:c="4"/>&lt;div className="App"&gt;</text:p>
      <text:p text:style-name="P15"><text:s text:c="6"/>&lt;div&gt;Hi&lt;/div&gt;</text:p>
      <text:p text:style-name="P15"><text:s text:c="6"/>&lt;input ref={potato} placeholder="la" /&gt;</text:p>
      <text:p text:style-name="P15"><text:s text:c="4"/>&lt;/div&gt;</text:p>
      <text:p text:style-name="P15"><text:s text:c="2"/>);</text:p>
      <text:p text:style-name="P15">};</text:p>
      <text:p text:style-name="P9"><text:span text:style-name="T5">------------------------------------------------------------------------------------------------------</text:span>------------------</text:p>
      <text:p text:style-name="P15">reference는 기본적으로 우리의 component의 어떤 부분을 선택할 수 있는 방법이다. </text:p>
      <text:p text:style-name="P15">document.getElementById()를 사용한 것과 동등하게 말이다. </text:p>
      <text:p text:style-name="P15">react에 있는 모든 component는 reference element를 가지고 있다. reference props를 가지고 있다. </text:p>
      <text:p text:style-name="P15">이것으로 html element(input)에 접근 할 수 있다. 다만 input에만...</text:p>
      <text:p text:style-name="P15">즉,<text:span text:style-name="T9"> getElementById와 <text:s/>같은 것이다. </text:span></text:p>
      <text:p text:style-name="Text_20_body"/>
      <text:p text:style-name="Text_20_body">주의!<text:span text:style-name="T10"> 우리가 이 이론에서 꼭 해야 하는 것은, 정리를 해줘야 한다. 즉, eventListener를 지워야 한다는 것이다. componentWillUnMount될 때 말이다. 왜냐하면 useEffect는 componentDidmount 상태에 동작한다. </text:span></text:p>
      <text:p text:style-name="Text_20_body">따라서 <text:span text:style-name="T10">componentWillUnMount가 될대는 이벤트가 발생한 뒤 정리할 필요가 있다. </text:span></text:p>
      <text:p text:style-name="P10"><text:span text:style-name="T5">------------------------------------------------------------------------------------------------------</text:span>------------------</text:p>
      <text:p text:style-name="Text_20_body">const useClick = onClick =&gt; {</text:p>
      <text:p text:style-name="Text_20_body"><text:s text:c="2"/>const element = useRef();</text:p>
      <text:p text:style-name="Text_20_body"><text:s text:c="2"/>useEffect(() =&gt; {</text:p>
      <text:p text:style-name="Text_20_body"><text:s text:c="4"/>if (element.current) {</text:p>
      <text:p text:style-name="Text_20_body"><text:s text:c="6"/>element.current.addEventListener("click", onClick);</text:p>
      <text:p text:style-name="Text_20_body"><text:s text:c="4"/>}</text:p>
      <text:p text:style-name="Text_20_body"><text:s text:c="4"/>return () =&gt; {</text:p>
      <text:p text:style-name="Text_20_body"><text:s text:c="6"/>if (element.current) {</text:p>
      <text:p text:style-name="Text_20_body"><text:s text:c="8"/>element.current.removeEventListener("click", onClick);</text:p>
      <text:p text:style-name="Text_20_body"><text:soft-page-break/><text:s text:c="6"/>}</text:p>
      <text:p text:style-name="Text_20_body"><text:s text:c="4"/>};</text:p>
      <text:p text:style-name="Text_20_body"><text:s text:c="2"/>}<text:span text:style-name="T11">,[]</text:span>);</text:p>
      <text:p text:style-name="Text_20_body"><text:s text:c="2"/>return element;</text:p>
      <text:p text:style-name="Text_20_body">};</text:p>
      <text:p text:style-name="P10"><text:span text:style-name="T5">------------------------------------------------------------------------------------------------------</text:span>------------------</text:p>
      <text:p text:style-name="P12">dependency는 없다. <text:span text:style-name="T11"><text:s/>빈 배열을 넣음으로써 뭔가 변했을때 걱정하지 않아도 된다. </text:span></text:p>
      <text:p text:style-name="P13">useEffect안에 function을 넣으면 dependency가 없는 한 componentDidMount, componentDidUpdate때 호출된다. 만약 dependency가 존재한다면 componentDidMount일때만 호출될 것이다. 그럼 <text:span text:style-name="T12">componentWillUnMount일 대는 그 때 return 하는 것이다. </text:span></text:p>
      <text:p text:style-name="P14">useEffect를 return <text:s/>받은 그 함수는 componentWillUnMount때 호출 될 것이다. 즉, 내가 function을 return 받았다면 그 function은 componentWillUnMount로부터 호출 된 것이다. </text:p>
      <text:p text:style-name="P14">[]을 안넣어주면 영원히 작동될 것이고, 단 1번만 작동되길 바랐다면 빈배열[]을 넣으면 componentDidMount때 단 한번만 실행될 것이다. 이렇게 1번 작동하고 나면 function을 return하게 될 것인데, 이는 componentWillUnMount때 호출될 것이다. </text:p>
      <text:h text:style-name="Heading_20_1" text:outline-level="1">2.3<text:span text:style-name="T13"> useConfirm &amp; usePreventLeave</text:span></text:h>
      <text:p text:style-name="Text_20_body">이것은 실제로는 <text:span text:style-name="T14">hooks가 아니다. useEffect와 useState를 사용하지 않기 때문이다. </text:span></text:p>
      <text:h text:style-name="Heading_20_3" text:outline-level="3">1) use<text:span text:style-name="T14">confirm</text:span></text:h>
      <text:p text:style-name="Text_20_body">사용자가 버튼을 클릭하는 작업을 하면(이벤트를 실행하기 전에)<text:span text:style-name="T14"> 메시지를 보여주고 싶은 것이다. </text:span></text:p>
      <text:p text:style-name="Text_20_body">if(typeof callback !== "function"){</text:p>
      <text:p text:style-name="Text_20_body"><text:s text:c="4"/>return </text:p>
      <text:p text:style-name="Text_20_body"><text:s text:c="2"/>}</text:p>
      <text:p text:style-name="Text_20_body">이것은 없어도 되지만,<text:span text:style-name="T14"> 함수형 프로그래밍을 이해하는데 좋을 것이다. </text:span></text:p>
      <text:h text:style-name="Heading_20_3" text:outline-level="3">2)<text:span text:style-name="T15"> usePreventLeave</text:span></text:h>
      <text:p text:style-name="Text_20_body">웹사이트에서 나갈려고 할때<text:span text:style-name="T15"> 정말 나갈거냐고? 묻는 것임</text:span></text:p>
      <text:p text:style-name="P16">beforeunload는 window가 닫히기 전에 function이 실행되는 걸 허락한다. </text:p>
      <text:p text:style-name="P16"/>
      <text:h text:style-name="Heading_20_2" text:outline-level="2">2.4 useBeforeLeave</text:h>
      <text:p text:style-name="P17">기본적으로 탭을 닫을 때 실행되는 function이다. </text:p>
      <text:p text:style-name="P18">if(typeof onBefore !== "function"){</text:p>
      <text:p text:style-name="P18"><text:soft-page-break/><text:s text:c="4"/>return;</text:p>
      <text:p text:style-name="P18"><text:s text:c="2"/>}</text:p>
      <text:p text:style-name="P18">이렇게 하는 것은 <text:span text:style-name="T16">onBefore가 'function'이 아니면, 모든 것을 죽여버린다. 즉 아무것도 리턴하지 않으니까 다 죽는 것이다. </text:span></text:p>
      <text:p text:style-name="P18"/>
      <text:p text:style-name="P18">내가 알고싶은 것은 <text:span text:style-name="T17">clientY이다 .</text:span></text:p>
      <text:p text:style-name="P18"/>
      <text:h text:style-name="Heading_20_2" text:outline-level="2">2.5 useFadeIn &amp; useNetwork</text:h>
      <text:h text:style-name="Heading_20_3" text:outline-level="3">1) useFadeIn</text:h>
      <text:h text:style-name="Heading_20_3" text:outline-level="3">2) useNetwork</text:h>
      <text:p text:style-name="P19">navigator가 online 또는 offline이 되는 것을 막아 줄 것이다. </text:p>
      <text:p text:style-name="P20">navigator.online은 true 또는 false를 말하는 것이다.</text:p>
      <text:h text:style-name="Heading_20_2" text:outline-level="2">2.7 useNotification</text:h>
      <text:p text:style-name="P21">알람 같은 것이 나오게 하는 것임</text:p>
      <text:p text:style-name="P22">MDN에서 자세한 설정 옵션을 선택할 수 있다. </text:p>
      <text:p text:style-name="P22"/>
      <text:h text:style-name="Heading_20_2" text:outline-level="2">2.<text:span text:style-name="T18">8 useAxios</text:span></text:h>
      <text:p text:style-name="P23"><text:s text:c="2"/>console.log(</text:p>
      <text:p text:style-name="P23"><text:s text:c="4"/>`Loading: ${loading}\nError: ${error}\nData: ${JSON.stringify(data)}`</text:p>
      <text:p text:style-name="P23"><text:s text:c="2"/>);</text:p>
      <text:p text:style-name="P23">Json파일을 문자로 바꾸는 것임</text:p>
      <text:p text:style-name="P23"><text:s/>refetching(다시 가져오기)</text:p>
      <text:p text:style-name="P24">useEffect는 trigger를 지켜보고 있다. 그렇지만 이 케이스에서는 trigger는 변하지 않을 것이다. </text:p>
      <text:p text:style-name="P24">기본적으로 우린 단지 약간의 랜덤 숫자를 바꿀 것이다. 그리고 그건 발생하게 만들것이다.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42:40.637089475</meta:creation-date>
    <meta:generator>LibreOffice/6.0.7.3$Linux_X86_64 LibreOffice_project/00m0$Build-3</meta:generator>
    <dc:date>2019-06-09T19:57:48.045394059</dc:date>
    <meta:editing-duration>PT5H13M40S</meta:editing-duration>
    <meta:editing-cycles>13</meta:editing-cycles>
    <meta:document-statistic meta:table-count="0" meta:image-count="0" meta:object-count="0" meta:page-count="5" meta:paragraph-count="123" meta:word-count="1660" meta:character-count="5307" meta:non-whitespace-character-count="4535"/>
  </office:meta>
</office:document-meta>
</file>